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text:span text:style-name="T1">Daniel Cornwell (Deputy Project Manager)</text:span></text:p>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Standard">Agreed with Daniel</text:p>
      <text:p text:style-name="Standard"/>
      <text:p text:style-name="P1">Daniel Steucy</text:p>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implementation and test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Standard">Agreed with Daniel</text:p>
      <text:p text:style-name="Standard"/>
      <text:p text:style-name="P1">Adrian Gawryszewski</text:p>
      <text:p text:style-name="Standard"/>
      <text:p text:style-name="Standard">Adrian's duties involved certain aspects of documentation as well as getting the basic idea of a <text:soft-page-break/>HTML and CSS set-up for the front end of the website. He also took part in JSP conversion of his HTML files into JSP files.</text:p>
      <text:p text:style-name="Standard"/>
      <text:p text:style-name="Standard">Adrian's production of work was relatively consistent and the work he produced was generally fine, however we had 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Agreed with Adrian</text:p>
      <text:p text:style-name="Standard"/>
      <text:p text:style-name="P1">Stoyko Kodzhabeshev</text:p>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 During implementation and testing week Stoyko was very active in the updating of various tests as well as monster constructors in the set-up for changes in the SQL database and API updates.</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p text:style-name="P1">Sam Clements (Deputy QA Manager) </text:p>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text:soft-page-break/>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p text:style-name="P1">Miles Warburton</text:p>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p text:style-name="P1">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text:soft-page-break/>instances when these minutes didn't appear on GitHub or via e-mail.</text:p>
      <text:p text:style-name="Standard"/>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P1">James Barnett</text:p>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Agreed with James</text:p>
      <text:p text:style-name="Standard"/>
      <text:p text:style-name="P1">Nathan Hand (Project Manager)</text:p>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text:soft-page-break/>allocation would have been very hard for my Deputy Project Manager to pick up on.</text:p>
      <text:p text:style-name="Standard"/>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Nath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8T07:22:45.47</dc:date>
    <meta:editing-duration>P2DT21M56S</meta:editing-duration>
    <meta:editing-cycles>66</meta:editing-cycles>
    <meta:generator>OpenOffice.org/3.4$Win32 OpenOffice.org_project/340m1$Build-9590</meta:generator>
    <meta:document-statistic meta:table-count="0" meta:image-count="0" meta:object-count="0" meta:page-count="5" meta:paragraph-count="53" meta:word-count="2331" meta:character-count="13236"/>
  </office:meta>
</office:document-meta>
</file>